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630b1" officeooo:paragraph-rsid="001630b1"/>
    </style:style>
    <style:style style:name="P2" style:family="paragraph" style:parent-style-name="Standard">
      <style:text-properties style:font-name="Liberation Serif" fo:language="en" fo:country="US" style:font-size-asian="10.5pt"/>
    </style:style>
    <style:style style:name="P3" style:family="paragraph" style:parent-style-name="Standard">
      <style:text-properties style:font-name="Liberation Serif" fo:language="en" fo:country="US" officeooo:paragraph-rsid="0019e7a9" style:font-size-asian="10.5pt"/>
    </style:style>
    <style:style style:name="P4" style:family="paragraph" style:parent-style-name="Standard">
      <style:text-properties style:font-name="Liberation Serif" fo:language="en" fo:country="US" officeooo:rsid="0019e7a9" officeooo:paragraph-rsid="0019e7a9" style:font-size-asian="10.5pt"/>
    </style:style>
    <style:style style:name="P5" style:family="paragraph" style:parent-style-name="Standard">
      <style:text-properties style:font-name="Liberation Serif" fo:language="en" fo:country="US" officeooo:rsid="001630b1" officeooo:paragraph-rsid="001630b1" style:font-size-asian="10.5pt"/>
    </style:style>
    <style:style style:name="P6" style:family="paragraph" style:parent-style-name="Standard">
      <style:text-properties style:font-name="Liberation Serif" fo:language="en" fo:country="US" officeooo:rsid="002b5723" officeooo:paragraph-rsid="0019e7a9" style:font-size-asian="10.5pt"/>
    </style:style>
    <style:style style:name="P7" style:family="paragraph" style:parent-style-name="Standard">
      <style:text-properties style:font-name="Liberation Serif" fo:language="en" fo:country="US" officeooo:rsid="0012cf09" officeooo:paragraph-rsid="0019e7a9" style:font-size-asian="10.5pt"/>
    </style:style>
    <style:style style:name="P8" style:family="paragraph" style:parent-style-name="Standard">
      <style:text-properties style:font-name="Liberation Serif" fo:language="en" fo:country="US" officeooo:rsid="0012cf09" officeooo:paragraph-rsid="0012cf09" style:font-size-asian="10.5pt"/>
    </style:style>
    <style:style style:name="P9" style:family="paragraph" style:parent-style-name="Standard">
      <style:text-properties style:font-name="Liberation Serif" fo:language="en" fo:country="US" officeooo:paragraph-rsid="001d8fa0" style:font-size-asian="10.5pt"/>
    </style:style>
    <style:style style:name="P10" style:family="paragraph" style:parent-style-name="Standard">
      <style:text-properties style:font-name="Liberation Serif" fo:language="en" fo:country="US" officeooo:paragraph-rsid="0012cf09" style:font-size-asian="10.5pt"/>
    </style:style>
    <style:style style:name="P11" style:family="paragraph" style:parent-style-name="Standard">
      <style:text-properties style:font-name="Liberation Serif" fo:language="en" fo:country="US" officeooo:paragraph-rsid="001630b1" style:font-size-asian="10.5pt"/>
    </style:style>
    <style:style style:name="P12" style:family="paragraph" style:parent-style-name="Standard">
      <style:text-properties style:font-name="Liberation Serif" fo:language="en" fo:country="US" officeooo:rsid="0014442b" officeooo:paragraph-rsid="0014442b" style:font-size-asian="10.5pt"/>
    </style:style>
    <style:style style:name="P13" style:family="paragraph" style:parent-style-name="Standard">
      <style:text-properties style:font-name="Liberation Serif" fo:language="en" fo:country="US" officeooo:paragraph-rsid="001d4c42" style:font-size-asian="10.5pt"/>
    </style:style>
    <style:style style:name="P14" style:family="paragraph" style:parent-style-name="Standard">
      <style:text-properties style:font-name="Liberation Serif" fo:language="en" fo:country="US" officeooo:rsid="001127d3" style:font-size-asian="10.5pt"/>
    </style:style>
    <style:style style:name="P15" style:family="paragraph" style:parent-style-name="Standard">
      <style:text-properties style:font-name="Liberation Serif" fo:language="en" fo:country="US" officeooo:rsid="001dd15c" officeooo:paragraph-rsid="001dd15c" style:font-size-asian="10.5pt"/>
    </style:style>
    <style:style style:name="P16" style:family="paragraph" style:parent-style-name="Standard">
      <style:text-properties style:font-name="Liberation Serif" fo:language="en" fo:country="US" officeooo:rsid="001dd15c" officeooo:paragraph-rsid="00212791" style:font-size-asian="10.5pt"/>
    </style:style>
    <style:style style:name="P17" style:family="paragraph" style:parent-style-name="Standard">
      <style:text-properties style:font-name="Liberation Serif" fo:language="en" fo:country="US" officeooo:paragraph-rsid="001f18df" style:font-size-asian="10.5pt"/>
    </style:style>
    <style:style style:name="P18" style:family="paragraph" style:parent-style-name="Standard">
      <style:text-properties style:font-name="Liberation Serif" fo:language="en" fo:country="US" officeooo:rsid="0020abee" officeooo:paragraph-rsid="0020abee" style:font-size-asian="10.5pt"/>
    </style:style>
    <style:style style:name="P19" style:family="paragraph" style:parent-style-name="Standard">
      <style:text-properties style:font-name="Liberation Serif" fo:language="en" fo:country="US" officeooo:rsid="00212791" officeooo:paragraph-rsid="00212791" style:font-size-asian="10.5pt"/>
    </style:style>
    <style:style style:name="P20" style:family="paragraph" style:parent-style-name="Standard">
      <style:text-properties style:font-name="Liberation Serif" fo:language="en" fo:country="US" officeooo:paragraph-rsid="0022466d" style:font-size-asian="10.5pt"/>
    </style:style>
    <style:style style:name="P21" style:family="paragraph" style:parent-style-name="Standard">
      <style:text-properties style:font-name="Liberation Serif" fo:language="en" fo:country="US" officeooo:rsid="0022466d" officeooo:paragraph-rsid="0022466d" style:font-size-asian="10.5pt"/>
    </style:style>
    <style:style style:name="P22" style:family="paragraph" style:parent-style-name="Standard">
      <style:text-properties style:font-name="Liberation Serif" fo:language="en" fo:country="US" fo:font-weight="bold" style:font-size-asian="10.5pt" style:font-weight-asian="bold" style:font-weight-complex="bold"/>
    </style:style>
    <style:style style:name="P23" style:family="paragraph" style:parent-style-name="Standard">
      <style:text-properties style:font-name="Liberation Serif" fo:language="en" fo:country="US" style:font-name-asian="Liberation Serif1" style:font-size-asian="10.5pt" style:language-asian="de" style:country-asian="DE" style:font-name-complex="Liberation Serif1" style:language-complex="de" style:country-complex="DE"/>
    </style:style>
    <style:style style:name="P24" style:family="paragraph" style:parent-style-name="Standard">
      <style:text-properties style:font-name="Liberation Serif" fo:language="en" fo:country="US" officeooo:paragraph-rsid="0019e7a9" style:font-name-asian="Liberation Serif1" style:font-size-asian="10.5pt" style:language-asian="de" style:country-asian="DE" style:font-name-complex="Liberation Serif1" style:language-complex="de" style:country-complex="DE"/>
    </style:style>
    <style:style style:name="P25" style:family="paragraph" style:parent-style-name="Standard">
      <style:text-properties style:font-name="Liberation Serif" fo:language="en" fo:country="US" officeooo:rsid="002b5723" officeooo:paragraph-rsid="0019e7a9" style:font-name-asian="Liberation Serif1" style:font-size-asian="10.5pt" style:language-asian="de" style:country-asian="DE" style:font-name-complex="Liberation Serif1" style:language-complex="de" style:country-complex="DE"/>
    </style:style>
    <style:style style:name="P26" style:family="paragraph" style:parent-style-name="Standard">
      <style:text-properties style:font-name="Liberation Serif" fo:language="en" fo:country="US" officeooo:rsid="002b5723" officeooo:paragraph-rsid="0020abee" style:font-name-asian="Liberation Serif1" style:font-size-asian="10.5pt" style:language-asian="de" style:country-asian="DE" style:font-name-complex="Liberation Serif1" style:language-complex="de" style:country-complex="DE"/>
    </style:style>
    <style:style style:name="P27" style:family="paragraph" style:parent-style-name="Standard">
      <style:text-properties style:font-name="Liberation Serif" fo:language="en" fo:country="US" officeooo:rsid="002b5723" officeooo:paragraph-rsid="0022466d" style:font-name-asian="Liberation Serif1" style:font-size-asian="10.5pt" style:language-asian="de" style:country-asian="DE" style:font-name-complex="Liberation Serif1" style:language-complex="de" style:country-complex="DE"/>
    </style:style>
    <style:style style:name="P28" style:family="paragraph" style:parent-style-name="Standard">
      <style:text-properties style:font-name="Liberation Serif" fo:language="en" fo:country="US" officeooo:rsid="002b5723" officeooo:paragraph-rsid="002350c5" style:font-name-asian="Liberation Serif1" style:font-size-asian="10.5pt" style:language-asian="de" style:country-asian="DE" style:font-name-complex="Liberation Serif1" style:language-complex="de" style:country-complex="DE"/>
    </style:style>
    <style:style style:name="P29" style:family="paragraph" style:parent-style-name="Standard">
      <style:text-properties style:font-name="Liberation Serif" fo:language="en" fo:country="US" officeooo:rsid="0019e7a9" officeooo:paragraph-rsid="0019e7a9" style:font-name-asian="Liberation Serif1" style:font-size-asian="10.5pt" style:language-asian="de" style:country-asian="DE" style:font-name-complex="Liberation Serif1" style:language-complex="de" style:country-complex="DE"/>
    </style:style>
    <style:style style:name="P30" style:family="paragraph" style:parent-style-name="Standard">
      <style:text-properties style:font-name="Liberation Serif" fo:language="en" fo:country="US" officeooo:paragraph-rsid="001aa99d" style:font-name-asian="Liberation Serif1" style:font-size-asian="10.5pt" style:language-asian="de" style:country-asian="DE" style:font-name-complex="Liberation Serif1" style:language-complex="de" style:country-complex="DE"/>
    </style:style>
    <style:style style:name="P31" style:family="paragraph" style:parent-style-name="Standard">
      <style:text-properties style:font-name="Liberation Serif" fo:language="en" fo:country="US" officeooo:rsid="001b999d" officeooo:paragraph-rsid="001b999d" style:font-name-asian="Liberation Serif1" style:font-size-asian="10.5pt" style:language-asian="de" style:country-asian="DE" style:font-name-complex="Liberation Serif1" style:language-complex="de" style:country-complex="DE"/>
    </style:style>
    <style:style style:name="P32" style:family="paragraph" style:parent-style-name="Standard">
      <style:text-properties style:font-name="Liberation Serif" fo:language="en" fo:country="US" officeooo:rsid="0020abee" officeooo:paragraph-rsid="0020abee" style:font-name-asian="Liberation Serif1" style:font-size-asian="10.5pt" style:language-asian="de" style:country-asian="DE" style:font-name-complex="Liberation Serif1" style:language-complex="de" style:country-complex="DE"/>
    </style:style>
    <style:style style:name="P33" style:family="paragraph" style:parent-style-name="Standard">
      <style:text-properties style:font-name="Liberation Serif" fo:language="en" fo:country="US" fo:font-style="normal" officeooo:rsid="001dd15c" officeooo:paragraph-rsid="001dd15c" style:font-size-asian="10.5pt" style:font-style-asian="normal" style:font-style-complex="normal"/>
    </style:style>
    <style:style style:name="P34" style:family="paragraph" style:parent-style-name="Standard">
      <style:text-properties style:font-name="Liberation Serif" fo:language="en" fo:country="US" fo:font-weight="normal" style:font-size-asian="10.5pt" style:font-weight-asian="normal" style:font-weight-complex="normal"/>
    </style:style>
    <style:style style:name="P35" style:family="paragraph" style:parent-style-name="Standard">
      <style:text-properties style:font-name="Liberation Serif" fo:language="en" fo:country="US" fo:font-weight="normal" officeooo:rsid="002564c3" officeooo:paragraph-rsid="002564c3" style:font-size-asian="10.5pt" style:font-weight-asian="normal" style:font-weight-complex="normal"/>
    </style:style>
    <style:style style:name="P36" style:family="paragraph" style:parent-style-name="Standard">
      <style:text-properties style:font-name="Liberation Serif" fo:language="en" fo:country="US" fo:font-weight="normal" officeooo:rsid="002564c3" officeooo:paragraph-rsid="00289cde" style:font-size-asian="10.5pt" style:font-weight-asian="normal" style:font-weight-complex="normal"/>
    </style:style>
    <style:style style:name="P37" style:family="paragraph" style:parent-style-name="Standard">
      <style:text-properties style:font-name="Liberation Serif" fo:language="en" fo:country="US" fo:font-weight="normal" officeooo:rsid="002751ce" officeooo:paragraph-rsid="002751ce" style:font-size-asian="10.5pt" style:font-weight-asian="normal" style:font-weight-complex="normal"/>
    </style:style>
    <style:style style:name="P38" style:family="paragraph" style:parent-style-name="Standard">
      <style:text-properties style:font-name="Liberation Serif" fo:language="en" fo:country="US" fo:font-weight="normal" officeooo:rsid="00289cde" officeooo:paragraph-rsid="00289cde" style:font-size-asian="10.5pt" style:font-weight-asian="normal" style:font-weight-complex="normal"/>
    </style:style>
    <style:style style:name="P39" style:family="paragraph" style:parent-style-name="Standard">
      <style:text-properties style:font-name="Liberation Serif" fo:language="en" fo:country="US" fo:font-weight="normal" officeooo:rsid="00294ca2" officeooo:paragraph-rsid="00294ca2" style:font-size-asian="10.5pt" style:font-weight-asian="normal" style:font-weight-complex="normal"/>
    </style:style>
    <style:style style:name="P40" style:family="paragraph" style:parent-style-name="Standard">
      <style:text-properties style:font-name="Liberation Serif" officeooo:paragraph-rsid="0019e7a9"/>
    </style:style>
    <style:style style:name="P41" style:family="paragraph" style:parent-style-name="Standard">
      <style:text-properties fo:color="#800000" style:font-name="Liberation Serif" fo:language="en" fo:country="US" officeooo:rsid="00149430" officeooo:paragraph-rsid="0019e7a9" style:font-name-asian="Liberation Serif1" style:font-size-asian="10.5pt" style:language-asian="de" style:country-asian="DE" style:font-name-complex="Liberation Serif1" style:language-complex="de" style:country-complex="DE"/>
    </style:style>
    <style:style style:name="P42" style:family="paragraph" style:parent-style-name="Standard">
      <style:text-properties fo:color="#800000" style:font-name="Liberation Serif" fo:language="en" fo:country="US" officeooo:rsid="002b5723" officeooo:paragraph-rsid="0019e7a9" style:font-name-asian="Liberation Serif1" style:font-size-asian="10.5pt" style:language-asian="de" style:country-asian="DE" style:font-name-complex="Liberation Serif1" style:language-complex="de" style:country-complex="DE"/>
    </style:style>
    <style:style style:name="P43" style:family="paragraph" style:parent-style-name="Standard">
      <style:text-properties fo:color="#800000" style:font-name="Liberation Serif" fo:language="en" fo:country="US" style:font-size-asian="10.5pt"/>
    </style:style>
    <style:style style:name="P44" style:family="paragraph" style:parent-style-name="Standard">
      <style:text-properties fo:color="#000000" style:font-name="Liberation Serif" fo:language="en" fo:country="US" officeooo:rsid="0022466d" officeooo:paragraph-rsid="0022466d" style:font-name-asian="Liberation Serif1" style:font-size-asian="10.5pt" style:language-asian="de" style:country-asian="DE" style:font-name-complex="Liberation Serif1" style:language-complex="de" style:country-complex="DE"/>
    </style:style>
    <style:style style:name="P45" style:family="paragraph" style:parent-style-name="Standard">
      <style:paragraph-properties fo:break-before="page"/>
      <style:text-properties style:font-name="Liberation Serif" fo:language="en" fo:country="US" style:font-size-asian="10.5pt"/>
    </style:style>
    <style:style style:name="P46" style:family="paragraph" style:parent-style-name="Standard">
      <style:paragraph-properties fo:break-before="page"/>
      <style:text-properties style:font-name="Liberation Serif" fo:language="en" fo:country="US" fo:font-weight="bold" style:font-size-asian="10.5pt" style:font-weight-asian="bold" style:font-weight-complex="bold"/>
    </style:style>
    <style:style style:name="P47" style:family="paragraph" style:parent-style-name="Standard">
      <style:text-properties style:font-name="Liberation Serif" fo:language="en" fo:country="US" fo:font-weight="normal" officeooo:rsid="00289cde" officeooo:paragraph-rsid="00289cde" style:font-size-asian="10.5pt" style:font-weight-asian="normal" style:font-weight-complex="normal"/>
    </style:style>
    <style:style style:name="P48" style:family="paragraph" style:parent-style-name="Standard">
      <style:text-properties style:font-name="Liberation Serif" fo:language="en" fo:country="US" fo:font-weight="normal" officeooo:rsid="00289cde" officeooo:paragraph-rsid="002a647e" style:font-size-asian="10.5pt" style:font-weight-asian="normal" style:font-weight-complex="normal"/>
    </style:style>
    <style:style style:name="P49" style:family="paragraph" style:parent-style-name="Standard">
      <style:text-properties style:font-name="Liberation Serif" fo:language="en" fo:country="US" fo:font-weight="normal" officeooo:rsid="002a647e" officeooo:paragraph-rsid="002a647e" style:font-size-asian="10.5pt" style:font-weight-asian="normal" style:font-weight-complex="normal"/>
    </style:style>
    <style:style style:name="P50" style:family="paragraph" style:parent-style-name="Standard">
      <style:text-properties style:font-name="Liberation Serif" fo:language="en" fo:country="US" fo:font-weight="bold" officeooo:rsid="00289cde" officeooo:paragraph-rsid="00289cde" style:font-size-asian="10.5pt" style:font-weight-asian="bold" style:font-weight-complex="bold"/>
    </style:style>
    <style:style style:name="P51" style:family="paragraph" style:parent-style-name="Standard">
      <style:text-properties style:font-name="Liberation Serif" fo:language="en" fo:country="US" officeooo:rsid="00212791" officeooo:paragraph-rsid="00212791" style:font-size-asian="10.5pt"/>
    </style:style>
    <style:style style:name="P52" style:family="paragraph" style:parent-style-name="Standard">
      <style:text-properties fo:color="#ce181e" style:font-name="Liberation Serif" fo:language="en" fo:country="US" fo:font-weight="normal" officeooo:rsid="002564c3" officeooo:paragraph-rsid="002564c3" style:font-size-asian="10.5pt" style:font-weight-asian="normal" style:font-weight-complex="normal"/>
    </style:style>
    <style:style style:name="P53" style:family="paragraph" style:parent-style-name="Standard">
      <style:paragraph-properties fo:break-before="page"/>
      <style:text-properties style:font-name="Liberation Serif" fo:language="en" fo:country="US" fo:font-weight="bold" officeooo:rsid="00289cde" officeooo:paragraph-rsid="00289cde" style:font-size-asian="10.5pt" style:font-weight-asian="bold" style:font-weight-complex="bold"/>
    </style:style>
    <style:style style:name="T1" style:family="text">
      <style:text-properties officeooo:rsid="0019d611"/>
    </style:style>
    <style:style style:name="T2" style:family="text">
      <style:text-properties fo:color="#800000"/>
    </style:style>
    <style:style style:name="T3" style:family="text">
      <style:text-properties fo:color="#800000" officeooo:rsid="00149430"/>
    </style:style>
    <style:style style:name="T4" style:family="text">
      <style:text-properties fo:color="#800000" officeooo:rsid="0054aeff"/>
    </style:style>
    <style:style style:name="T5" style:family="text">
      <style:text-properties fo:color="#800000" officeooo:rsid="00721a0b"/>
    </style:style>
    <style:style style:name="T6" style:family="text">
      <style:text-properties fo:color="#800000" officeooo:rsid="0019e7a9"/>
    </style:style>
    <style:style style:name="T7" style:family="text">
      <style:text-properties fo:color="#800000" officeooo:rsid="0020abee"/>
    </style:style>
    <style:style style:name="T8" style:family="text">
      <style:text-properties fo:color="#800000" officeooo:rsid="0022466d"/>
    </style:style>
    <style:style style:name="T9" style:family="text">
      <style:text-properties fo:color="#800000" officeooo:rsid="002350c5"/>
    </style:style>
    <style:style style:name="T10" style:family="text">
      <style:text-properties officeooo:rsid="0012cf09"/>
    </style:style>
    <style:style style:name="T11" style:family="text">
      <style:text-properties officeooo:rsid="0014442b"/>
    </style:style>
    <style:style style:name="T12" style:family="text">
      <style:text-properties officeooo:rsid="001630b1"/>
    </style:style>
    <style:style style:name="T13" style:family="text">
      <style:text-properties officeooo:rsid="0019e7a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54aeff" style:font-weight-asian="bold" style:font-weight-complex="bold"/>
    </style:style>
    <style:style style:name="T16" style:family="text">
      <style:text-properties officeooo:rsid="00362faf"/>
    </style:style>
    <style:style style:name="T17" style:family="text">
      <style:text-properties officeooo:rsid="00340c6c"/>
    </style:style>
    <style:style style:name="T18" style:family="text">
      <style:text-properties officeooo:rsid="0054aeff"/>
    </style:style>
    <style:style style:name="T19" style:family="text">
      <style:text-properties fo:color="#ff0000"/>
    </style:style>
    <style:style style:name="T20" style:family="text">
      <style:text-properties fo:color="#ff0000" officeooo:rsid="005ed679"/>
    </style:style>
    <style:style style:name="T21" style:family="text">
      <style:text-properties officeooo:rsid="005ed679"/>
    </style:style>
    <style:style style:name="T22" style:family="text">
      <style:text-properties officeooo:rsid="004255fe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12791" style:font-style-asian="normal" style:font-style-complex="normal"/>
    </style:style>
    <style:style style:name="T25" style:family="text">
      <style:text-properties fo:font-style="normal" officeooo:rsid="00289cde" style:font-style-asian="normal" style:font-style-complex="normal"/>
    </style:style>
    <style:style style:name="T26" style:family="text">
      <style:text-properties fo:color="#ce181e"/>
    </style:style>
    <style:style style:name="T27" style:family="text">
      <style:text-properties fo:color="#ce181e" fo:font-style="normal" style:font-style-asian="normal" style:font-style-complex="normal"/>
    </style:style>
    <style:style style:name="T28" style:family="text">
      <style:text-properties fo:color="#ce181e" officeooo:rsid="00212791"/>
    </style:style>
    <style:style style:name="T29" style:family="text">
      <style:text-properties fo:color="#ce181e" officeooo:rsid="0022466d" fo:background-color="transparent" loext:char-shading-value="0" style:font-name-asian="Liberation Serif1" style:language-asian="de" style:country-asian="DE" style:font-name-complex="Liberation Serif1" style:language-complex="de" style:country-complex="DE"/>
    </style:style>
    <style:style style:name="T30" style:family="text">
      <style:text-properties fo:color="#ce181e" officeooo:rsid="002350c5"/>
    </style:style>
    <style:style style:name="T31" style:family="text">
      <style:text-properties fo:color="#ce181e" officeooo:rsid="00288f36"/>
    </style:style>
    <style:style style:name="T32" style:family="text">
      <style:text-properties fo:color="#ce181e" officeooo:rsid="00294ca2"/>
    </style:style>
    <style:style style:name="T33" style:family="text">
      <style:text-properties officeooo:rsid="001d4c42"/>
    </style:style>
    <style:style style:name="T34" style:family="text">
      <style:text-properties officeooo:rsid="001f18df"/>
    </style:style>
    <style:style style:name="T35" style:family="text">
      <style:text-properties officeooo:rsid="0020abee"/>
    </style:style>
    <style:style style:name="T36" style:family="text">
      <style:text-properties officeooo:rsid="002b5723"/>
    </style:style>
    <style:style style:name="T37" style:family="text">
      <style:text-properties officeooo:rsid="00212791"/>
    </style:style>
    <style:style style:name="T38" style:family="text">
      <style:text-properties officeooo:rsid="0022466d"/>
    </style:style>
    <style:style style:name="T39" style:family="text">
      <style:text-properties fo:color="#000000" officeooo:rsid="0022466d" fo:background-color="transparent" loext:char-shading-value="0" style:font-name-asian="Liberation Serif1" style:language-asian="de" style:country-asian="DE" style:font-name-complex="Liberation Serif1" style:language-complex="de" style:country-complex="DE"/>
    </style:style>
    <style:style style:name="T40" style:family="text">
      <style:text-properties officeooo:rsid="002350c5"/>
    </style:style>
    <style:style style:name="T41" style:family="text">
      <style:text-properties officeooo:rsid="002462d0"/>
    </style:style>
    <style:style style:name="T42" style:family="text">
      <style:text-properties officeooo:rsid="00288f36"/>
    </style:style>
    <style:style style:name="T43" style:family="text">
      <style:text-properties officeooo:rsid="00289cde"/>
    </style:style>
    <style:style style:name="T44" style:family="text">
      <style:text-properties officeooo:rsid="00294ca2"/>
    </style:style>
    <style:style style:name="T45" style:family="text">
      <style:text-properties officeooo:rsid="002a647e"/>
    </style:style>
    <style:style style:name="T46" style:family="text">
      <style:text-properties officeooo:rsid="002c0c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4">MACOS</text:span> installation of the DISCUS/DIFFEV/KUPLOT software</text:p>
      <text:p text:style-name="P2"/>
      <text:p text:style-name="P22">Preparation:</text:p>
      <text:p text:style-name="P17">The compilation requires several libraries, especially their development versions, not all of them may be installed automatically. </text:p>
      <text:p text:style-name="P17"/>
      <text:p text:style-name="P17">Install XCode, XQuartz and Homebrew</text:p>
      <text:p text:style-name="P17"/>
      <text:p text:style-name="P40"><text:span text:style-name="T15">One touch</text:span><text:span text:style-name="T14"> </text:span><text:span text:style-name="T15">i</text:span><text:span text:style-name="T14">nstallation</text:span> </text:p>
      <text:p text:style-name="P6"/>
      <text:p text:style-name="P18">Open a terminal. Click on the magnifying glass and enter <text:span text:style-name="T26">terminal</text:span>.</text:p>
      <text:p text:style-name="P18"/>
      <text:p text:style-name="P6">Copy the current DISCUS_<text:span text:style-name="T16">INSTALLATION</text:span>.tar.gz to your home directory</text:p>
      <text:p text:style-name="P24"/>
      <text:p text:style-name="P41"><text:tab/>cp Downloads/DISCUS_<text:span text:style-name="T17">INSTALLATION</text:span>.tar.gz $HOME </text:p>
      <text:p text:style-name="P24"/>
      <text:p text:style-name="P25">If necessary adjust the source path...</text:p>
      <text:p text:style-name="P25"/>
      <text:p text:style-name="P25">Unpack this archive:</text:p>
      <text:p text:style-name="P25"/>
      <text:p text:style-name="P42"><text:tab/><text:span text:style-name="T16">cd $HOME</text:span></text:p>
      <text:p text:style-name="P42"><text:tab/>tar -zxf DISCUS_<text:span text:style-name="T35">INSTALLATION</text:span>.tar.gz</text:p>
      <text:p text:style-name="P6"/>
      <text:p text:style-name="P6">This will create a directory <text:span text:style-name="T18">called</text:span> <text:span text:style-name="T19">DI</text:span><text:span text:style-name="T20">FF</text:span><text:span text:style-name="T19">US</text:span><text:span text:style-name="T20">E</text:span><text:span text:style-name="T19">_INSTALL</text:span>. </text:p>
      <text:p text:style-name="P6">Copy the current source code archive into this directory</text:p>
      <text:p text:style-name="P7">The archive is called DiffuseCode-V.M.P.tar.gz, where V.M.P stands for the major Version, the Minor version and the Patch numbers, currently 5.<text:span text:style-name="T1">29</text:span>.<text:span text:style-name="T40">1</text:span></text:p>
      <text:p text:style-name="P6"/>
      <text:p text:style-name="P41"><text:tab/>cd $HOME/DI<text:span text:style-name="T21">FF</text:span>US<text:span text:style-name="T21">E</text:span>_INSTALL </text:p>
      <text:p text:style-name="P41"><text:tab/>cp Downloads/D<text:span text:style-name="T22">iffuseCode-5.29.1</text:span>.tar.gz . </text:p>
      <text:p text:style-name="P25"/>
      <text:p text:style-name="P32">We will need a <text:span text:style-name="T38">C and Fortran </text:span>compiler, the PGPLOT plotting library, the PNG library and the cmake program to build large projects. <text:s/>To install <text:span text:style-name="T38">all </text:span>these packages once, run the shell script <text:span text:style-name="T26">macos_brew_discus_suite_pgplot.sh</text:span>. For future updates of the DISCUS_SUITE you will not have to repeat this step. <text:span text:style-name="T36">Install all of these packages including the PGPLOT library: </text:span></text:p>
      <text:p text:style-name="P26"/>
      <text:p text:style-name="P27"><text:tab/><text:span text:style-name="T8">cd $HOME/DIFFUSE_INSTALLATION</text:span></text:p>
      <text:p text:style-name="P27"><text:span text:style-name="T8"><text:tab/></text:span><text:span text:style-name="T6">.</text:span><text:span text:style-name="T3">/</text:span><text:span text:style-name="T7">macos_brew_</text:span><text:span text:style-name="T4">discus_suite_</text:span><text:span text:style-name="T7">pgplot</text:span><text:span text:style-name="T2">.sh</text:span></text:p>
      <text:p text:style-name="P26"/>
      <text:p text:style-name="P28"><text:span text:style-name="T40">As some steps in this macro are run as “sudo”, the script </text:span><text:span text:style-name="T30">macos_brew_discus_suite_pgplot.sh</text:span><text:span text:style-name="T40"> will ask you for your password.</text:span></text:p>
      <text:p text:style-name="P28">Install <text:span text:style-name="T37">the DISCUS_SUITE itself </text:span>by running the shell script <text:span text:style-name="T18">install_discus_suite</text:span>.sh:</text:p>
      <text:p text:style-name="P25"/>
      <text:p text:style-name="P25"><text:tab/><text:span text:style-name="T6">sudo .</text:span><text:span text:style-name="T3">/</text:span><text:span text:style-name="T4">install_discus_suite</text:span><text:span text:style-name="T2">.sh <text:s text:c="2"/></text:span><text:span text:style-name="T5">DiffuseCode-5.29.</text:span><text:span text:style-name="T9">1</text:span><text:span text:style-name="T5">.tar.gz</text:span></text:p>
      <text:p text:style-name="P25"/>
      <text:p text:style-name="P29">The install_discus_suite.sh script will<text:span text:style-name="T23"> place </text:span><text:span text:style-name="T24">the sources</text:span><text:span text:style-name="T23"> into </text:span><text:span text:style-name="T27">$HOME/develop/</text:span><text:span text:style-name="T23"> and </text:span><text:span text:style-name="T27">$HOME/develop/DiffuseBuild</text:span><text:span text:style-name="T23">. The compiled programs will be in </text:span><text:span text:style-name="T27">/usr/local/bin</text:span><text:span text:style-name="T23">. <text:s/></text:span></text:p>
      <text:p text:style-name="P4">Feel free to adjust paths.</text:p>
      <text:p text:style-name="P4"/>
      <text:p text:style-name="P19"/>
      <text:p text:style-name="P19"><text:soft-page-break/>The following steps do not seem to be absolutely necessary: </text:p>
      <text:p text:style-name="P16">In order to use the PGPLOT library, you need the following environment variables:</text:p>
      <text:p text:style-name="P15">See the files in <text:span text:style-name="T26">DIFFUSE_INSTALL/SHELL</text:span> for templates. You can write the following lines for example into <text:span text:style-name="T26">/etc/pr</text:span><text:span text:style-name="T27">ofile.d/profile.local</text:span><text:span text:style-name="T23">, or into $HOME/.bashrc.local.</text:span></text:p>
      <text:p text:style-name="P33"/>
      <text:p text:style-name="P3">PGPLOT_DIR=“/usr/local/pgplot“; export PGPLOT_DIR</text:p>
      <text:p text:style-name="P3">PGPLOT_DEV=“/XSERVE“; export PGPLOT_DEV</text:p>
      <text:p text:style-name="P9">PGPLOT_<text:span text:style-name="T33">FONT</text:span>=“/<text:span text:style-name="T33">usr/local/pgplot/grfont.dat</text:span>“; export PGPLOT_<text:span text:style-name="T33">FONT</text:span></text:p>
      <text:p text:style-name="P3"/>
      <text:p text:style-name="P3">define these within $HOME/.bashrc.local if a „bash“ is used.</text:p>
      <text:p text:style-name="P4"/>
      <text:p text:style-name="P2"/>
      <text:p text:style-name="P50"/>
      <text:p text:style-name="P53">JMO<text:span text:style-name="T44">L</text:span> Installation</text:p>
      <text:p text:style-name="P34"/>
      <text:p text:style-name="P38">The discus_suite has build in capabilities to plot a crystal structure interactively. For this the program jmol which is a java program is used. Compared to other CIF file viewers it is super fast. If you want to use these ca<text:span text:style-name="T45">pa</text:span>bilities please:</text:p>
      <text:p text:style-name="P36"/>
      <text:p text:style-name="P36">Download and install JDK Java Development Kit from <text:span text:style-name="T45">the most recent JDK download site, currently:</text:span></text:p>
      <text:p text:style-name="P35"><text:tab/><text:a xlink:type="simple" xlink:href="https://www.oracle.com/technetwork/java/javase/downloads/jdk8-downloads-2133151.html" text:style-name="Internet_20_link" text:visited-style-name="Visited_20_Internet_20_Link"><text:span text:style-name="T26">https://www.oracle.com/technetwork/java/javase/downloads/jdk8-downloads-2133151.html</text:span></text:a></text:p>
      <text:p text:style-name="P52"/>
      <text:p text:style-name="P35">select <text:span text:style-name="T26">MAC OS X x64</text:span> and download. <text:span text:style-name="T43">On you MAC</text:span> click on the Download icon and click on the <text:span text:style-name="T26">jdk dmg</text:span> icon to start <text:span text:style-name="T43">the JDK </text:span>installation. Follow <text:span text:style-name="T43">the </text:span>instructions on the screen.</text:p>
      <text:p text:style-name="P35"/>
      <text:p text:style-name="P35">Download Jmol from </text:p>
      <text:p text:style-name="P35"><text:tab/><text:a xlink:type="simple" xlink:href="http://jmol.sourceforge.net/download/" text:style-name="Internet_20_link" text:visited-style-name="Visited_20_Internet_20_Link"><text:span text:style-name="T26">http://jmol.sourceforge.net/download/</text:span></text:a></text:p>
      <text:p text:style-name="P35"/>
      <text:p text:style-name="P35">follow the Download link. <text:span text:style-name="T45">Select a binary, either as zip or tar file. This </text:span>should start an automatic download of a MAC installation file. <text:span text:style-name="T43">Upon your download unpack the archive and you should have in your Downloads directory a directory called</text:span></text:p>
      <text:p text:style-name="P35"><text:tab/><text:span text:style-name="T26">Downloads/jmol-14.29.29</text:span></text:p>
      <text:p text:style-name="P35"/>
      <text:p text:style-name="P38">The exact name will of course depend on the jmol version that you download. </text:p>
      <text:p text:style-name="P37"><text:span text:style-name="T43">G</text:span>o to the DIFFUSE_INSTALL directory</text:p>
      <text:p text:style-name="P37"/>
      <text:p text:style-name="P37"><text:tab/><text:span text:style-name="T26">cd $HOME/DIFFUSE_INSTALL</text:span></text:p>
      <text:p text:style-name="P37"/>
      <text:p text:style-name="P37">run the <text:span text:style-name="T26">jmol preparation</text:span> script</text:p>
      <text:p text:style-name="P37"/>
      <text:p text:style-name="P37"><text:tab/><text:span text:style-name="T26">sudo ./jmol_prepare.sh <text:s text:c="2"/>jmol-14.29.29</text:span></text:p>
      <text:p text:style-name="P37"/>
      <text:p text:style-name="P37">Make sure that the parameter to the script is the name of the jmol installation that you downloaded into Downloads and that the jmol directory is in the Downloads folder. <text:span text:style-name="T43">The script will create a folder JMOL in your home directory and copy the jmol run script into /usr/l</text:span><text:span text:style-name="T25">ocal/bin</text:span></text:p>
      <text:p text:style-name="P48"><text:span text:style-name="T23">As I cannot copy the Jmol.jar file into /usr/share/java (MAC does protect this directory rather strictly) the file Jmol.jar needs to be referenced via an environment variable. </text:span></text:p>
      <text:p text:style-name="P49"><text:span text:style-name="T23">The script looks for either of </text:span><text:span text:style-name="T42"><text:s/></text:span><text:span text:style-name="T31">.bashrc</text:span><text:span text:style-name="T42"> or </text:span><text:span text:style-name="T31">.bash_</text:span><text:span text:style-name="T26">login</text:span><text:span text:style-name="T42"> or </text:span><text:span text:style-name="T31">.bash_profile</text:span><text:span text:style-name="T42"> </text:span>or <text:span text:style-name="T26">.profile</text:span>. It will th<text:span text:style-name="T46">e</text:span>n add a line <text:span text:style-name="T31">sour</text:span><text:span text:style-name="T32">c</text:span><text:span text:style-name="T31">e $HOME/.profile.local </text:span><text:span text:style-name="T42">to the end of </text:span>the file <text:span text:style-name="T42">.bashrc, <text:s/>.bashrc_</text:span>login,<text:span text:style-name="T42"> .bashrc_profile or .profile. It furthermore adds a file </text:span><text:span text:style-name="T31">.profile.local</text:span><text:span text:style-name="T42"> I to your home directory which the environment variable JMOL_HOME is set.</text:span></text:p>
      <text:p text:style-name="P39">If you now open a new terminal, the command jmol should start the Jmol program. If this works, the following discus_suite macro will successfully display your crystal structure:</text:p>
      <text:p text:style-name="P39">plot</text:p>
      <text:p text:style-name="P39"><text:s text:c="2"/>program jmol</text:p>
      <text:p text:style-name="P39"><text:s text:c="2"/>outfile <text:s text:c="2"/>any_nice_name.cif</text:p>
      <text:p text:style-name="P39"><text:s text:c="2"/>select all</text:p>
      <text:p text:style-name="P39"><text:s text:c="2"/>run plot:inter</text:p>
      <text:p text:style-name="P39">exit</text:p>
      <text:p text:style-name="P22"/>
      <text:p text:style-name="P46"><text:span text:style-name="T13">Individual manual </text:span>Installation:</text:p>
      <text:p text:style-name="P2"/>
      <text:p text:style-name="P8">Download the latest source code archive from GitHUB at:</text:p>
      <text:p text:style-name="P8">github.com/tproffen/DiffuseCode/releases</text:p>
      <text:p text:style-name="P8">The archive is called DiffuseCode-V.M.P.tar.gz, where V.M.P stands for the major Version, the Minor version and the Patch numbers, currently 5.<text:span text:style-name="T1">29</text:span>.<text:span text:style-name="T41">1</text:span></text:p>
      <text:p text:style-name="P10"><text:span text:style-name="T10">C</text:span>opy the source code archive to a suitable directory and unpack:</text:p>
      <text:p text:style-name="P2"/>
      <text:p text:style-name="P43">mkdir -p $HOME/develop</text:p>
      <text:p text:style-name="P43">cp D<text:span text:style-name="T10">iffuseCode-5.29.0</text:span>.tar.gz $HOME/develop</text:p>
      <text:p text:style-name="P43">cd $HOME/develop</text:p>
      <text:p text:style-name="P43">tar -zxf <text:s/>D<text:span text:style-name="T10">iffuseCode-5.29.0</text:span>.tar.gz</text:p>
      <text:p text:style-name="P2"/>
      <text:p text:style-name="P2">create a „build“ directory, and change to build directory:</text:p>
      <text:p text:style-name="P2"/>
      <text:p text:style-name="P43">mkdir -p $HOME/develop/DiffuseBuild</text:p>
      <text:p text:style-name="P43">cd $HOME/develop/DiffuseBuild</text:p>
      <text:p text:style-name="P2"/>
      <text:p text:style-name="P2">execute ccmake with source code directory as parameter.</text:p>
      <text:p text:style-name="P2">ccmake should open a graphical interface:</text:p>
      <text:p text:style-name="P2"/>
      <text:p text:style-name="P43">ccmake ../DiffuseCode-<text:span text:style-name="T12">5.29.1/</text:span></text:p>
      <text:p text:style-name="P2"/>
      <text:p text:style-name="P2">ccmake operates mostly via one letter commands, the main are:</text:p>
      <text:p text:style-name="P2">c<text:tab/>for configure</text:p>
      <text:p text:style-name="P2">e<text:tab/>exit the message screen</text:p>
      <text:p text:style-name="P2">g<text:tab/>to generate the make files and exit ccmake </text:p>
      <text:p text:style-name="P2"/>
      <text:p text:style-name="P2">In ccmake toggle OFF the options:</text:p>
      <text:p text:style-name="P2">DIFFUSE_PYTHON, DISCUS_CUDA, DISCUS_NEXUS, DISCUS_OMP</text:p>
      <text:p text:style-name="P2"/>
      <text:p text:style-name="P11">In ccmake toggle <text:span text:style-name="T12">ON</text:span> the options:</text:p>
      <text:p text:style-name="P11">DIFFEV_MPI</text:p>
      <text:p text:style-name="P11"/>
      <text:p text:style-name="P2">press „t“ to toggle to advanced mode. Go down with cursor and inspect pgplot settings</text:p>
      <text:p text:style-name="P2">they should point to the directory in which the pgplot library is found:</text:p>
      <text:p text:style-name="P2">/usr/local/pgplot OR may be: /usr/local/lib64/pgplot <text:s/></text:p>
      <text:p text:style-name="P2"/>
      <text:p text:style-name="P12">The pgplot library need at least the following files in this directory:</text:p>
      <text:p text:style-name="P12">grfont.dat</text:p>
      <text:p text:style-name="P12">libcpgplot.a <text:s/>or libpgplot.so</text:p>
      <text:p text:style-name="P12">libpgplot.a or libpgplot.so</text:p>
      <text:p text:style-name="P12">pgxwin_server</text:p>
      <text:p text:style-name="P12">Especially if you use a pgplot installation provided by the <text:span text:style-name="T37">MACOS</text:span> system, these files might be in different directories. It might be best to create a directory </text:p>
      <text:p text:style-name="P12">/usr/local/pgplot</text:p>
      <text:p text:style-name="P12">and to copy these files into this directory or to create symbolic links within this directory that point to the actual files. <text:span text:style-name="T37">See the file </text:span><text:span text:style-name="T28">macos_brew_discus_suite_pgplot.sh</text:span><text:span text:style-name="T37"> for a template for the symbolic link.</text:span></text:p>
      <text:p text:style-name="P12"/>
      <text:p text:style-name="P2"><text:soft-page-break/></text:p>
      <text:p text:style-name="P2">To edit an entry <text:span text:style-name="T11">within ccmake </text:span>hit the „Enter key“ then type or change text.</text:p>
      <text:p text:style-name="P2"/>
      <text:p text:style-name="P2">ccmake wants an entry for „CMAKE_BUILD_TYPE“, edit this field ad leave it blank.</text:p>
      <text:p text:style-name="P2"/>
      <text:p text:style-name="P2">Once done hit „c“ to configure ccmake</text:p>
      <text:p text:style-name="P2">You will get an info screen with hopefully no error messages.</text:p>
      <text:p text:style-name="P2">If errors are listed, type „e“ and then „q“ and fix the error</text:p>
      <text:p text:style-name="P2"/>
      <text:p text:style-name="P2">If no errors occur hit „e“ to leave the info screen</text:p>
      <text:p text:style-name="P2">Hit „g“ to generate the actual make files and to exit ccmake</text:p>
      <text:p text:style-name="P2"/>
      <text:p text:style-name="P2">then you need to compile the program, type without options</text:p>
      <text:p text:style-name="P2"/>
      <text:p text:style-name="P43">make</text:p>
      <text:p text:style-name="P2"/>
      <text:p text:style-name="P2">If this worked out without error messages you can install DISCUS, DIFFEV etc.</text:p>
      <text:p text:style-name="P2">Our default installation directory is /usr/local/bin thus you can:</text:p>
      <text:p text:style-name="P2"/>
      <text:p text:style-name="P43"><text:tab/>sudo make install</text:p>
      <text:p text:style-name="P2"/>
      <text:p text:style-name="P2">To clean up type </text:p>
      <text:p text:style-name="P2"/>
      <text:p text:style-name="P2"><text:span text:style-name="T2"><text:tab/>make clean</text:span> </text:p>
      <text:p text:style-name="P2"/>
      <text:p text:style-name="P2">for the on-line help to work, a couple of environment variables should be set:</text:p>
      <text:p text:style-name="P2"/>
      <text:p text:style-name="P2">PGPLOT_DIR=“/usr/local/pgplot“; export PGPLOT_DIR</text:p>
      <text:p text:style-name="P2">PGPLOT_DEV=“/XSERVE“; export PGPLOT_DEV</text:p>
      <text:p text:style-name="P13">PGPLOT_<text:span text:style-name="T33">FONT</text:span>=“/<text:span text:style-name="T33">usr/local/pgplot/grfont.dat</text:span>“; export PGPLOT_<text:span text:style-name="T33">FONT</text:span></text:p>
      <text:p text:style-name="P13"/>
      <text:p text:style-name="P13">define these within $HOME/.bashrc.local if a „bash“ is used.</text:p>
      <text:p text:style-name="P2"/>
      <text:p text:style-name="P2"/>
      <text:p text:style-name="P45"/>
      <text:p text:style-name="P2"/>
      <text:p text:style-name="P22">PGPLOT Library</text:p>
      <text:p text:style-name="P2"/>
      <text:p text:style-name="P20">With <text:span text:style-name="T38">MACOS</text:span> the <text:span text:style-name="T38">manual installation currently is an issue. Please try </text:span></text:p>
      <text:p text:style-name="P20"/>
      <text:p text:style-name="P21"><text:tab/>brew install homebrew/X11/pgplot</text:p>
      <text:p text:style-name="P20"><text:tab/></text:p>
      <text:p text:style-name="P20"><text:span text:style-name="T39">See the file </text:span><text:span text:style-name="T29">macos_brew_discus_suite_pgplot.sh</text:span></text:p>
      <text:p text:style-name="P44">for a template to create the necessary symbolic links.</text:p>
      <text:p text:style-name="P30"/>
      <text:p text:style-name="P23">If you use the „bash“ then </text:p>
      <text:p text:style-name="P23"/>
      <text:p text:style-name="P23">edit /etc/profile.d/profile.local to contain:</text:p>
      <text:p text:style-name="P23"/>
      <text:p text:style-name="P23">PGPLOT_DIR=/usr/local/pgplot</text:p>
      <text:p text:style-name="P23">#PGPLOT_DEV=/XSERVE</text:p>
      <text:p text:style-name="P23">PGPLOT_DEV=/XWINDOW</text:p>
      <text:p text:style-name="P31">PGPLOT_FONT=/usr/local/pgplot/grfont.dat</text:p>
      <text:p text:style-name="P23">export PGPLOT_DIR</text:p>
      <text:p text:style-name="P23">export PGPLOT_DEV</text:p>
      <text:p text:style-name="P31">export PGPLOT_FONT</text:p>
      <text:p text:style-name="P23"/>
      <text:p text:style-name="P23">Edit your local ".basrc", add at end:</text:p>
      <text:p text:style-name="P23">source /etc/profile.d/profile.local</text:p>
      <text:p text:style-name="P23"/>
      <text:p text:style-name="P23">Alternatively you can of course edit your local .bashrc.local .</text:p>
      <text:p text:style-name="P14"/>
      <text:p text:style-name="P5">Finally run one or more of the pdgemo programs to verify that the installation proceeded proper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630b1" officeooo:paragraph-rsid="001630b1"/>
    </style:style>
    <style:style style:name="MT1" style:family="text">
      <style:text-properties officeooo:rsid="0019d6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Discus Installation Linux; Version 5.<text:span text:style-name="MT1">20</text:span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09:47:25</meta:creation-date>
    <dc:date>2018-12-20T13:26:40.525999018</dc:date>
    <meta:editing-duration>PT3H21M36S</meta:editing-duration>
    <meta:editing-cycles>36</meta:editing-cycles>
    <meta:generator>LibreOffice/6.0.7.3$Linux_X86_64 LibreOffice_project/00m0$Build-3</meta:generator>
    <meta:document-statistic meta:table-count="0" meta:image-count="0" meta:object-count="0" meta:page-count="6" meta:paragraph-count="129" meta:word-count="1108" meta:character-count="7846" meta:non-whitespace-character-count="6808"/>
  </office:meta>
</office:document-meta>
</file>